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Marshaler.setRepairingNamespace( boolean repairing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creat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getSo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isRepairing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getSourceTransform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Marshaler.Soap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apMarshaler.setSoapUri( String soap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setSoap( boolean so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setUseDom( boolean use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isUse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getInpu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Marshaler.getOutpu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apMarshaler.SoapMarshaler( boolean soap , boolean useD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apMarshaler.SoapMarshaler( boolean so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createWriter( Soap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arshaler.isSo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